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Arial" fo:font-weight="normal" officeooo:rsid="00199653" officeooo:paragraph-rsid="00199653" style:font-weight-asian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99653" officeooo:paragraph-rsid="00199653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99653" officeooo:paragraph-rsid="00199653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rsid="00199653" officeooo:paragraph-rsid="00199653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199653" officeooo:paragraph-rsid="00199653" style:font-weight-asian="normal" style:font-weight-complex="normal"/>
    </style:style>
    <style:style style:name="T1" style:family="text">
      <style:text-properties officeooo:rsid="001b5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/>
      <text:p text:style-name="P5">Bogotá 18 de marzo de 2016</text:p>
      <text:p text:style-name="P2"/>
      <text:p text:style-name="P2">Señores:</text:p>
      <text:p text:style-name="P2">Consejo de Carrera</text:p>
      <text:p text:style-name="P2">Ingeniería de Sistemas</text:p>
      <text:p text:style-name="P2">Facultad Ingeniería</text:p>
      <text:p text:style-name="P2">Universidad Distrital Francisco José de Caldas.</text:p>
      <text:p text:style-name="P2"/>
      <text:p text:style-name="P2"/>
      <text:p text:style-name="P2"/>
      <text:p text:style-name="P4">Asunto: Finalización Pasantia</text:p>
      <text:p text:style-name="P2"/>
      <text:p text:style-name="P3">De manera atenta solicito a ustedes asignar fecha y jurado para la socialización de la Pasantía titulada <text:s/>“” en la cual particip<text:span text:style-name="T1">ó</text:span> el estudiante Sergio David Orjuela Velásquez con codigo 20102020065, dirigida por el docente director interno Ingeniero <text:s/>Alejandro Paolo Daza Corredor y el director externo ingeniero Carlos Rojas Villamil gestor de proyectos de la Oficina Asesora de Sistemas de la Universidad Distrital Francisco José de Caldas.</text:p>
      <text:p text:style-name="P2"/>
      <text:p text:style-name="P2">Cordialmente</text:p>
      <text:p text:style-name="P2"/>
      <text:p text:style-name="P2"/>
      <text:p text:style-name="P2"/>
      <text:p text:style-name="P2"/>
      <text:p text:style-name="P2">Asesor Externo<text:tab/><text:tab/><text:tab/><text:tab/><text:tab/><text:tab/>Asesor Interno</text:p>
      <text:p text:style-name="P2">Ing. Carlos Rojas Villamil<text:tab/><text:tab/><text:tab/><text:tab/><text:tab/>Ing. Alejandro Daza Corredor</text:p>
      <text:p text:style-name="P2">C.C. 1.030.544.707</text:p>
      <text:p text:style-name="P2"/>
      <text:p text:style-name="P2"/>
      <text:p text:style-name="P2"/>
      <text:p text:style-name="P2"/>
      <text:p text:style-name="P2">Estudiante</text:p>
      <text:p text:style-name="P2">Sergio Orjuela Velásquez</text:p>
      <text:p text:style-name="P2">C.C. 1.071.167.6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977cm" fo:margin-bottom="1.988cm" fo:margin-left="2.889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oleta León</meta:initial-creator>
    <meta:creation-date>2016-03-29T12:14:26.858857238</meta:creation-date>
    <dc:date>2016-03-29T12:31:48.788957680</dc:date>
    <dc:creator>Violeta León</dc:creator>
    <meta:editing-duration>PT2M11S</meta:editing-duration>
    <meta:editing-cycles>1</meta:editing-cycles>
    <meta:document-statistic meta:table-count="0" meta:image-count="0" meta:object-count="0" meta:page-count="1" meta:paragraph-count="15" meta:word-count="112" meta:character-count="786" meta:non-whitespace-character-count="678"/>
    <meta:generator>LibreOffice/4.3.7.2$Linux_X86_64 LibreOffice_project/430$Build-2</meta:generator>
  </office:meta>
</office:document-meta>
</file>